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2ba93" officeooo:paragraph-rsid="0002ba93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line-height="150%" fo:text-align="end" style:justify-single-word="false" style:page-number="auto" fo:background-color="transparent">
        <style:tab-stops>
          <style:tab-stop style:position="9.991cm"/>
        </style:tab-stops>
      </style:paragraph-properties>
      <style:text-properties style:font-name="Times New Roman" fo:font-size="14pt" officeooo:rsid="0002ba93" officeooo:paragraph-rsid="0002ba93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2ba93" officeooo:paragraph-rsid="0002ba93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line-height="150%" fo:text-align="end" style:justify-single-word="false" fo:background-color="transparent">
        <style:tab-stops>
          <style:tab-stop style:position="9.991cm"/>
        </style:tab-stops>
      </style:paragraph-properties>
      <style:text-properties style:font-name="Times New Roman" fo:font-size="14pt" officeooo:rsid="00037436" officeooo:paragraph-rsid="00037436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line-height="150%" fo:text-align="end" style:justify-single-word="false" style:page-number="auto" fo:background-color="transparent">
        <style:tab-stops>
          <style:tab-stop style:position="9.991cm"/>
        </style:tab-stops>
      </style:paragraph-properties>
      <style:text-properties style:font-name="Times New Roman" fo:font-size="14pt" officeooo:rsid="00037436" officeooo:paragraph-rsid="00037436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.499cm" style:auto-text-indent="false" style:page-number="auto" fo:background-color="transparent">
        <style:tab-stops>
          <style:tab-stop style:position="9.991cm"/>
        </style:tab-stops>
      </style:paragraph-properties>
      <style:text-properties style:font-name="Times New Roman" fo:font-size="14pt" fo:language="en" fo:country="US" officeooo:rsid="00037436" officeooo:paragraph-rsid="000e79ab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.499cm" style:auto-text-indent="false" fo:background-color="transparent">
        <style:tab-stops>
          <style:tab-stop style:position="9.991cm"/>
        </style:tab-stops>
      </style:paragraph-properties>
      <style:text-properties style:font-name="Times New Roman" fo:font-size="14pt" fo:language="en" fo:country="US" officeooo:rsid="00037436" officeooo:paragraph-rsid="001229ca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9.991cm"/>
        </style:tab-stops>
      </style:paragraph-properties>
      <style:text-properties style:font-name="Times New Roman" fo:font-size="14pt" fo:language="en" fo:country="US" officeooo:rsid="00141f7b" officeooo:paragraph-rsid="00141f7b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.499cm" style:auto-text-indent="false" style:page-number="auto" fo:background-color="transparent">
        <style:tab-stops>
          <style:tab-stop style:position="0.529cm"/>
          <style:tab-stop style:position="9.991cm"/>
        </style:tab-stops>
      </style:paragraph-properties>
      <style:text-properties style:font-name="Times New Roman" fo:font-size="14pt" fo:language="en" fo:country="US" officeooo:rsid="00141f7b" officeooo:paragraph-rsid="00141f7b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529cm"/>
          <style:tab-stop style:position="9.991cm"/>
        </style:tab-stops>
      </style:paragraph-properties>
      <style:text-properties style:font-name="Times New Roman" fo:font-size="14pt" fo:language="en" fo:country="US" fo:font-weight="bold" officeooo:rsid="001530e0" officeooo:paragraph-rsid="001530e0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.529cm"/>
          <style:tab-stop style:position="9.991cm"/>
        </style:tab-stops>
      </style:paragraph-properties>
      <style:text-properties style:font-name="Times New Roman" fo:font-size="14pt" fo:language="en" fo:country="US" fo:font-weight="bold" officeooo:rsid="001530e0" officeooo:paragraph-rsid="001530e0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9.991cm"/>
        </style:tab-stops>
      </style:paragraph-properties>
      <style:text-properties style:font-name="Times New Roman" fo:font-size="14pt" fo:language="en" fo:country="US" fo:font-weight="bold" officeooo:rsid="00141f7b" officeooo:paragraph-rsid="00141f7b" style:font-size-asian="14pt" style:font-weight-asian="bold" style:font-size-complex="14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9.991cm"/>
        </style:tab-stops>
      </style:paragraph-properties>
      <style:text-properties style:font-name="Times New Roman" fo:font-size="14pt" fo:language="en" fo:country="US" fo:font-weight="bold" officeooo:rsid="00037436" officeooo:paragraph-rsid="001229ca" style:font-size-asian="14pt" style:font-weight-asian="bold" style:font-size-complex="14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>
        <style:tab-stops>
          <style:tab-stop style:position="9.991cm"/>
        </style:tab-stops>
      </style:paragraph-properties>
      <style:text-properties style:font-name="Times New Roman" fo:font-size="14pt" fo:language="uk" fo:country="UA" fo:font-weight="bold" officeooo:rsid="000552be" officeooo:paragraph-rsid="0007ffc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end" style:justify-single-word="false"/>
      <style:text-properties fo:language="en" fo:country="US" officeooo:rsid="00069ff9" officeooo:paragraph-rsid="00069ff9"/>
    </style:style>
    <style:style style:name="P16" style:family="paragraph" style:parent-style-name="Standard">
      <style:paragraph-properties fo:line-height="150%" fo:text-align="end" style:justify-single-word="false"/>
      <style:text-properties style:font-name="Times New Roman" fo:font-size="14pt" officeooo:rsid="00069ff9" officeooo:paragraph-rsid="00069ff9" style:font-size-asian="14pt" style:font-size-complex="14pt"/>
    </style:style>
    <style:style style:name="T1" style:family="text">
      <style:text-properties officeooo:rsid="00091bd8"/>
    </style:style>
    <style:style style:name="T2" style:family="text">
      <style:text-properties officeooo:rsid="000552be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02ba93"/>
    </style:style>
    <style:style style:name="T5" style:family="text">
      <style:text-properties fo:language="uk" fo:country="UA" officeooo:rsid="000e79ab"/>
    </style:style>
    <style:style style:name="T6" style:family="text">
      <style:text-properties fo:language="uk" fo:country="UA" officeooo:rsid="00108305"/>
    </style:style>
    <style:style style:name="T7" style:family="text">
      <style:text-properties fo:language="uk" fo:country="UA" officeooo:rsid="0010b835"/>
    </style:style>
    <style:style style:name="T8" style:family="text">
      <style:text-properties fo:language="uk" fo:country="UA" officeooo:rsid="001229ca"/>
    </style:style>
    <style:style style:name="T9" style:family="text">
      <style:text-properties fo:language="uk" fo:country="UA" officeooo:rsid="0016283d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fo:language="uk" fo:country="UA" style:font-size-asian="14pt" style:font-size-complex="14pt"/>
    </style:style>
    <style:style style:name="T12" style:family="text">
      <style:text-properties style:font-name="Times New Roman" fo:language="uk" fo:country="UA"/>
    </style:style>
    <style:style style:name="T13" style:family="text">
      <style:text-properties style:font-name="Times New Roman" fo:language="uk" fo:country="UA" officeooo:rsid="0007ffcc"/>
    </style:style>
    <style:style style:name="T14" style:family="text">
      <style:text-properties style:font-name="Times New Roman" fo:language="uk" fo:country="UA" officeooo:rsid="00081f24"/>
    </style:style>
    <style:style style:name="T15" style:family="text">
      <style:text-properties style:font-name="Times New Roman" fo:language="uk" fo:country="UA" officeooo:rsid="00093d20"/>
    </style:style>
    <style:style style:name="T16" style:family="text">
      <style:text-properties style:font-name="Times New Roman" fo:language="uk" fo:country="UA" officeooo:rsid="000e79ab"/>
    </style:style>
    <style:style style:name="T17" style:family="text">
      <style:text-properties style:font-name="Times New Roman" fo:language="uk" fo:country="UA" officeooo:rsid="000eac81"/>
    </style:style>
    <style:style style:name="T18" style:family="text">
      <style:text-properties style:font-name="Times New Roman" fo:language="uk" fo:country="UA" officeooo:rsid="00108305"/>
    </style:style>
    <style:style style:name="T19" style:family="text">
      <style:text-properties style:font-name="Times New Roman" fo:language="uk" fo:country="UA" officeooo:rsid="00141f7b"/>
    </style:style>
    <style:style style:name="T20" style:family="text">
      <style:text-properties style:font-name="Times New Roman" fo:language="uk" fo:country="UA" officeooo:rsid="0014d001"/>
    </style:style>
    <style:style style:name="T21" style:family="text">
      <style:text-properties style:font-name="Times New Roman" fo:language="uk" fo:country="UA" officeooo:rsid="001530e0"/>
    </style:style>
    <style:style style:name="T22" style:family="text">
      <style:text-properties style:font-name="Times New Roman" fo:language="uk" fo:country="UA" officeooo:rsid="001590d8"/>
    </style:style>
    <style:style style:name="T23" style:family="text">
      <style:text-properties style:font-name="Times New Roman" fo:language="uk" fo:country="UA" officeooo:rsid="0016283d"/>
    </style:style>
    <style:style style:name="T24" style:family="text">
      <style:text-properties style:font-name="Times New Roman" officeooo:rsid="00081f24"/>
    </style:style>
    <style:style style:name="T25" style:family="text">
      <style:text-properties style:font-name="Times New Roman" officeooo:rsid="00093d20"/>
    </style:style>
    <style:style style:name="T26" style:family="text">
      <style:text-properties style:font-name="Times New Roman" officeooo:rsid="0014d001"/>
    </style:style>
    <style:style style:name="T27" style:family="text">
      <style:text-properties officeooo:rsid="001229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отиваційний лист</text:p>
      <text:p text:style-name="P1">Вступника на навчання для здобуття ступеня бакалавра</text:p>
      <text:p text:style-name="P1">зі спеціальністю 126 «Інформаційні системи і технології»</text:p>
      <text:p text:style-name="P2">Голові Приймальної комісії</text:p>
      <text:p text:style-name="P2">Закладу <text:span text:style-name="T1">перед</text:span>вищої освіти «Фаховий коледж </text:p>
      <text:p text:style-name="P2">технологій, бізнесу та права імені Лесі Українки» </text:p>
      <text:p text:style-name="P5"><text:s/><text:span text:style-name="T2">Щеблюку Станіславу Германовичу</text:span></text:p>
      <text:p text:style-name="P4"/>
      <text:p text:style-name="P16">Захарчук Софія Сергіївна</text:p>
      <text:p text:style-name="P16">вул. Кравчука 9, Волинська обл.</text:p>
      <text:p text:style-name="P15"><text:a xlink:type="simple" xlink:href="mailto:sofia.zaharchuk12@gmail.com" text:style-name="Internet_20_link" text:visited-style-name="Visited_20_Internet_20_Link"><text:span text:style-name="T10">sofia.zaharchuk12@gmail.com</text:span></text:a><text:span text:style-name="T10">, </text:span><text:span text:style-name="T11">066-104-1162</text:span></text:p>
      <text:p text:style-name="P14">Шановний <text:s/>Станіславе Германовичу!</text:p>
      <text:p text:style-name="P6"><text:span text:style-name="T12">Звертаюся до Вас з мотиваційним листом щодо вступу до Закладу </text:span><text:span text:style-name="T13">передй</text:span><text:span text:style-name="T12">вищої освіти «Фаховий коледж технологій, бізнесу та права імені Лесі Українки» для здобуття ступеня бакалавра за спеціальністю «Інформаційні системи і технології». </text:span><text:span text:style-name="T14">Ще з дитинства я вважала, що </text:span><text:span text:style-name="T24">IT-</text:span><text:span text:style-name="T14">це дуже цікава й </text:span><text:span text:style-name="T15">перспективна сфера, у якій я маю намір розвиватись, </text:span><text:span text:style-name="T23">сподіваюсь,</text:span><text:span text:style-name="T15"> що ваш коледж допоможе мені у цьому. Я мрію ,що після закінчення навчання у цьому закладі, зможу приєднатися до лав оборони своєї країни у </text:span><text:span text:style-name="T25">IT-</text:span><text:span text:style-name="T15">сфері. </text:span><text:span text:style-name="T16">На мою думку, саме навчання за цією спеціальністю у </text:span><text:span text:style-name="T4">«Фахов</text:span><text:span text:style-name="T5">ому</text:span><text:span text:style-name="T4"> коледж</text:span><text:span text:style-name="T5">і </text:span><text:span text:style-name="T16">технологій, бізнесу та права імені Лесі Українки» відровідатиме моїм інтересам, здібностям й дозволить реалізувати мій потенціал з користю для мене особисто, для нашої України.</text:span></text:p>
      <text:p text:style-name="P7"><text:span text:style-name="T16">У 2024 році я закінчила КЗССО «Луцький ліцей №25» м. Луцька, отримавши свідоцтво з відзнакою. Під час навчання я </text:span><text:span text:style-name="T17">брала активну участь у шкільному житті: займалась волонтерською діяльністю, </text:span><text:span text:style-name="T18">організовувала</text:span><text:span text:style-name="T17"> збори для наших воїнів, </text:span><text:span text:style-name="T18">допомагала з організацією</text:span><text:span text:style-name="T17"> творч</text:span><text:span text:style-name="T18">ої</text:span><text:span text:style-name="T17"> зустріч</text:span><text:span text:style-name="T18">і</text:span><text:span text:style-name="T17"> із </text:span><text:span text:style-name="T18">поетами </text:span><text:span text:style-name="T17">Волині </text:span><text:span text:style-name="T18">у центрі туризму</text:span><text:span text:style-name="T17">. </text:span><text:span text:style-name="T18">Зайняла перше місце на олімпіаді з математики, а також призове з інформатики. Нагороджена</text:span> <text:span text:style-name="T3">дипломом</text:span><text:span text:style-name="T6"> </text:span><text:span text:style-name="T3">як</text:span> переможець обласного науково-пошукового конкурсу «Мій родовід» у 2023-2024 навчальному році.<text:span text:style-name="T3"> </text:span><text:soft-page-break/><text:span text:style-name="T7">Інформатика та математика були пріоритетними для мене. Захопленя у мене завжди були різними: волейбол, вокал, художня гімнастика</text:span><text:span text:style-name="T9">;</text:span><text:span text:style-name="T7"> вивчала польську мову, а з кульової стрільби захистила другий дорослий розряд на Чемпіонаті Україні. </text:span><text:span text:style-name="T8">Пройшла курси з англіської мови та програмування для початківців <text:s/>«Основи </text:span><text:span text:style-name="T27"><text:s/></text:span><text:s/><text:span text:style-name="T8">С</text:span><text:span text:style-name="T27">#, Java, Python </text:span><text:span text:style-name="T8">та </text:span><text:span text:style-name="T27">HTML5-CSS3</text:span><text:span text:style-name="T16">»</text:span><text:span text:style-name="T19">. </text:span></text:p>
      <text:p text:style-name="P8"><text:span text:style-name="T12">Про ваш коледж я дізналася від своїх друзів, які є студентами, а також цей навчальний заклад рекомендувала моя матір, яка у свій час теж тут навчалась. </text:span><text:span text:style-name="T23">Також я </text:span><text:span text:style-name="T12"><text:s/></text:span><text:span text:style-name="T23">ознайомилася </text:span><text:span text:style-name="T12">інформацію на сайті.</text:span></text:p>
      <text:p text:style-name="P9"><text:span text:style-name="T12"><text:s/></text:span><text:span text:style-name="T20">Я маю велике бажання навч</text:span><text:span text:style-name="T22">а</text:span><text:span text:style-name="T20">тися у вашому коледжі, бо вірю, що саме тут зможу отримати якісні знання в </text:span><text:span text:style-name="T26">IT-</text:span><text:span text:style-name="T20">сфері. Ваш навчальний заклад має чудову репутацію, і я готова старанно вчитися, щоб стати цінним фахівцем у майбутньому. В</text:span><text:span text:style-name="T21">певнена, що зможу не лише добре засвоїти програму, але й зробити свій внесок у життя коледжу.</text:span></text:p>
      <text:p text:style-name="P10"><text:span text:style-name="T12">З повагою</text:span></text:p>
      <text:p text:style-name="P11"><text:span text:style-name="T12">Захарчук Софія</text:span></text:p>
      <text:p text:style-name="P12"><text:span text:style-name="T12"/></text:p>
      <text:p text:style-name="P13"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1T13:23:20.698000000</meta:creation-date>
    <dc:date>2024-07-01T16:04:50.713000000</dc:date>
    <meta:editing-duration>PT51M31S</meta:editing-duration>
    <meta:editing-cycles>8</meta:editing-cycles>
    <meta:generator>LibreOffice/24.2.1.2$Windows_X86_64 LibreOffice_project/db4def46b0453cc22e2d0305797cf981b68ef5ac</meta:generator>
    <meta:document-statistic meta:table-count="0" meta:image-count="0" meta:object-count="0" meta:page-count="2" meta:paragraph-count="17" meta:word-count="360" meta:character-count="2522" meta:non-whitespace-character-count="2169"/>
  </office:meta>
</office:document-meta>
</file>